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D000001EE148295DD.png" manifest:media-type="image/png"/>
  <manifest:file-entry manifest:full-path="Pictures/100000010000032D0000024495FAE0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-0.1752in" svg:width="6.6929in" svg:height="4.7744in" draw:z-index="0"><draw:image xlink:href="Pictures/100000010000032D0000024495FAE0DD.png" xlink:type="simple" xlink:show="embed" xlink:actuate="onLoad" draw:mime-type="image/png"/></draw:frame></text:p>
      <text:p text:style-name="Standard"><draw:frame draw:style-name="fr1" draw:name="Image2" text:anchor-type="char" svg:x="0in" svg:y="0.1898in" svg:width="6.6929in" svg:height="3.6in" draw:z-index="1"><draw:image xlink:href="Pictures/100000010000047D000001EE148295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21:16:37.459408351</meta:creation-date>
    <dc:date>2025-09-22T21:17:56.091496383</dc:date>
    <meta:editing-duration>PT1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